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PIN MCU</text:p>
          </table:table-cell>
        </table:table-row>
        <table:table-row table:style-name="ro1">
          <table:table-cell office:value-type="string" calcext:value-type="string">
            <text:p>NTC</text:p>
          </table:table-cell>
          <table:table-cell office:value-type="string" calcext:value-type="string">
            <text:p>Entrada Analogica NT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Entrada Digit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Entrada Digit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 control de modo pump d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Presostato Al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resostato Baj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Pulsador 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elevo Termi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Salida Compres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Salida comunicación DISPLA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LSV</text:p>
          </table:table-cell>
          <table:table-cell office:value-type="string" calcext:value-type="string">
            <text:p>Salida Control Solenoid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UX1</text:p>
          </table:table-cell>
          <table:table-cell office:value-type="string" calcext:value-type="string">
            <text:p>Salida de Alarm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ermostato entrada 220V/24V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Hoja1.A1:Hoja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54:49.3372662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Ale</meta:initial-creator>
    <meta:creation-date>2015-12-09T11:25:41.752167673</meta:creation-date>
    <dc:date>2015-12-10T12:40:00.517819965</dc:date>
    <dc:creator>Amid Ale</dc:creator>
    <meta:editing-duration>PT36M33S</meta:editing-duration>
    <meta:editing-cycles>3</meta:editing-cycles>
    <meta:generator>LibreOffice/5.0.3.2$Linux_X86_64 LibreOffice_project/00m0$Build-2</meta:generator>
    <meta:document-statistic meta:table-count="1" meta:cell-count="42" meta:object-count="0"/>
  </office:meta>
</office:document-meta>
</file>